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Arial" svg:font-family="Arial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7f7ec" officeooo:paragraph-rsid="0007f7ec" style:font-size-asian="10.5pt" style:font-size-complex="12pt"/>
    </style:style>
    <style:style style:name="P2" style:family="paragraph" style:parent-style-name="Standard" style:list-style-name="L1">
      <style:text-properties fo:font-size="12pt" officeooo:rsid="0007f7ec" officeooo:paragraph-rsid="0007f7ec" style:font-size-asian="10.5pt" style:font-size-complex="12pt"/>
    </style:style>
    <style:style style:name="P3" style:family="paragraph" style:parent-style-name="Standard">
      <style:text-properties fo:font-size="12pt" officeooo:rsid="00090327" officeooo:paragraph-rsid="00090327" style:font-size-asian="10.5pt" style:font-size-complex="12pt"/>
    </style:style>
    <style:style style:name="P4" style:family="paragraph" style:parent-style-name="Standard">
      <style:text-properties fo:font-size="12pt" officeooo:rsid="00090327" officeooo:paragraph-rsid="000ae22b" style:font-size-asian="10.5pt" style:font-size-complex="12pt"/>
    </style:style>
    <style:style style:name="P5" style:family="paragraph" style:parent-style-name="Standard" style:list-style-name="L2">
      <style:text-properties fo:font-size="12pt" officeooo:rsid="00090327" officeooo:paragraph-rsid="000ae22b" style:font-size-asian="10.5pt" style:font-size-complex="12pt"/>
    </style:style>
    <style:style style:name="P6" style:family="paragraph" style:parent-style-name="Standard" style:list-style-name="L2">
      <style:text-properties fo:font-size="12pt" officeooo:rsid="00090327" officeooo:paragraph-rsid="00090327" style:font-size-asian="10.5pt" style:font-size-complex="12pt"/>
    </style:style>
    <style:style style:name="P7" style:family="paragraph" style:parent-style-name="Standard">
      <style:text-properties fo:font-size="12pt" officeooo:rsid="000ae22b" officeooo:paragraph-rsid="000ae22b" style:font-size-asian="10.5pt" style:font-size-complex="12pt"/>
    </style:style>
    <style:style style:name="P8" style:family="paragraph" style:parent-style-name="Standard" style:list-style-name="L2">
      <style:text-properties fo:font-size="12pt" officeooo:rsid="000fbc6e" officeooo:paragraph-rsid="000fbc6e" style:font-size-asian="10.5pt" style:font-size-complex="12pt"/>
    </style:style>
    <style:style style:name="P9" style:family="paragraph" style:parent-style-name="Standard">
      <style:text-properties fo:font-size="12pt" fo:font-weight="bold" officeooo:rsid="00090327" officeooo:paragraph-rsid="000ae22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7f7ec" officeooo:paragraph-rsid="0007f7ec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text-properties fo:font-size="12pt" fo:font-weight="normal" officeooo:rsid="001137a2" officeooo:paragraph-rsid="001137a2" style:font-size-asian="10.5pt" style:font-weight-asian="normal" style:font-size-complex="12pt" style:font-weight-complex="normal"/>
    </style:style>
    <style:style style:name="T1" style:family="text">
      <style:text-properties officeooo:rsid="000ae22b"/>
    </style:style>
    <style:style style:name="T2" style:family="text">
      <style:text-properties officeooo:rsid="000c0de7"/>
    </style:style>
    <style:style style:name="T3" style:family="text">
      <style:text-properties officeooo:rsid="000e3ca5"/>
    </style:style>
    <style:style style:name="T4" style:family="text">
      <style:text-properties officeooo:rsid="001137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37a2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lock codes</text:p>
      <text:list xml:id="list4802036169603208471" text:style-name="L1">
        <text:list-item>
          <text:p text:style-name="P2">There are many types of block codes, but among the classical ones the most notable is Reed-Solomon coding because of its widespread use on the Compact disc, the DVD, and in hard disk drives. </text:p>
        </text:list-item>
        <text:list-item>
          <text:p text:style-name="P2">Golay, BCH and Hamming codes are other examples of classical block codes. </text:p>
        </text:list-item>
        <text:list-item>
          <text:p text:style-name="P2">Block codes are referred to as (n, k) codes. A block of k information bits are coded to become a block of n bits.</text:p>
        </text:list-item>
      </text:list>
      <text:p text:style-name="P1"/>
      <text:p text:style-name="P9">Hamming Weight</text:p>
      <text:p text:style-name="P4"><text:span text:style-name="T1">Hamming weight</text:span> of a code-word U is defined as the number of non-zero elements in U. (w(U)).</text:p>
      <text:p text:style-name="P3"></text:p>
      <text:p text:style-name="P9">Hamming Distance</text:p>
      <text:list xml:id="list1248112514673861371" text:style-name="L2">
        <text:list-item>
          <text:p text:style-name="P5">In the binary world, distances are measured between two binary words by the <text:span text:style-name="T1">h</text:span>amming distance. The Hamming distance is the number of disagreements between two binary sequences of the same size. </text:p>
        </text:list-item>
        <text:list-item>
          <text:p text:style-name="P8">The <text:span text:style-name="T4">minimum hamming distance is the smallest hamming distance between two </text:span><text:span text:style-name="T6">valid code words.</text:span></text:p>
        </text:list-item>
        <text:list-item>
          <text:p text:style-name="P11"/>
        </text:list-item>
        <text:list-item>
          <text:p text:style-name="P6">The error correcting ability of a block code is directly related to it minimum <text:span text:style-name="T3">h</text:span>amming distance<text:span text:style-name="T3"><draw:frame draw:style-name="fr1" draw:name="Object3" text:anchor-type="as-char" svg:y="-0.1598in" svg:width="0.4126in" svg:height="0.2319in" draw:z-index="2"><draw:object xlink:href="./Object 3" xlink:type="simple" xlink:show="embed" xlink:actuate="onLoad"/><draw:image xlink:href="./ObjectReplacements/Object 3" xlink:type="simple" xlink:show="embed" xlink:actuate="onLoad"/></draw:frame></text:span>. The number of errors that can be corrected are <text:span text:style-name="T2"><draw:frame draw:style-name="fr1" draw:name="Object1" text:anchor-type="as-char" svg:y="-0.2902in" svg:width="0.698in" svg:height="0.45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  </text:list-item>
        <text:list-item>
          <text:p text:style-name="P5">Number of errors that can be detected are<draw:frame draw:style-name="fr1" draw:name="Object2" text:anchor-type="as-char" svg:y="-0.1484in" svg:width="0.548in" svg:height="0.2098in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5">We want to have a code set with as large a Hamming distance as possible since this directly effects our ability to detect errors. It also says that in order to have a large Hamming distance, we need to make our codewords larger. </text:p>
        </text:list-item>
      </text:list>
      <text:p text:style-name="P4"/>
      <text:p text:style-name="P7">Hamming code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Arial" svg:font-family="Arial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Lohit Hindi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22:33.996647920</meta:creation-date>
    <dc:title>T1</dc:title>
    <meta:editing-duration>PT25M26S</meta:editing-duration>
    <meta:editing-cycles>4</meta:editing-cycles>
    <meta:generator>LibreOffice/4.1.2.3$Linux_x86 LibreOffice_project/410m0$Build-3</meta:generator>
    <meta:initial-creator>Kempa </meta:initial-creator>
    <dc:date>2013-12-02T00:52:23.628470680</dc:date>
    <dc:creator>Kempa </dc:creator>
    <meta:document-statistic meta:table-count="0" meta:image-count="0" meta:object-count="3" meta:page-count="1" meta:paragraph-count="15" meta:word-count="226" meta:character-count="1236" meta:non-whitespace-character-count="1024"/>
    <meta:template xlink:type="simple" xlink:actuate="onRequest" xlink:title="T1" xlink:href="../../../../.config/libreoffice/4/user/template/T1.ott" meta:date="2013-12-02T00:22:33.092652680"/>
  </office:meta>
</office:document-meta>
</file>

<file path=Object 1/content.xml><?xml version="1.0" encoding="utf-8"?>
<math xmlns="http://www.w3.org/1998/Math/MathML">
  <semantics>
    <mrow>
      <mfenced open="⌊" close="⌋">
        <mrow>
          <mfrac>
            <mrow>
              <mrow>
                <msub>
                  <mi>d</mi>
                  <mi mathvariant="italic">min</mi>
                </msub>
                <mo stretchy="false">−</mo>
                <mn>1</mn>
              </mrow>
            </mrow>
            <mn>2</mn>
          </mfrac>
        </mrow>
      </mfenced>
    </mrow>
    <annotation encoding="StarMath 5.0">left lfloor {d_min-1} over 2 right rfloor</annotation>
  </semantics>
</math>
</file>

<file path=Object 2/content.xml><?xml version="1.0" encoding="utf-8"?>
<math xmlns="http://www.w3.org/1998/Math/MathML">
  <semantics>
    <mrow>
      <mrow>
        <msub>
          <mi>d</mi>
          <mi mathvariant="italic">min</mi>
        </msub>
        <mo stretchy="false">−</mo>
        <mn>1</mn>
      </mrow>
    </mrow>
    <annotation encoding="StarMath 5.0"> d_min-1
</annotation>
  </semantics>
</math>
</file>

<file path=Object 3/content.xml><?xml version="1.0" encoding="utf-8"?>
<math xmlns="http://www.w3.org/1998/Math/MathML">
  <semantics>
    <mrow>
      <mfenced open="(" close=")">
        <mrow>
          <msub>
            <mi>d</mi>
            <mi mathvariant="italic">min</mi>
          </msub>
        </mrow>
      </mfenced>
    </mrow>
    <annotation encoding="StarMath 5.0">left (d_min right )</annotation>
  </semantics>
</math>
</file>